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4307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9665in"/>
    </style:style>
    <style:style style:name="co5" style:family="table-column">
      <style:table-column-properties fo:break-before="auto" style:column-width="0.9764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---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2.80000E-01</text:p>
          </table:table-cell>
          <table:table-cell table:number-columns-repeated="2" office:value-type="float" office:value="0.122" calcext:value-type="float">
            <text:p>1.22000E-01</text:p>
          </table:table-cell>
          <table:table-cell office:value-type="float" office:value="0.28" calcext:value-type="float">
            <text:p>2.80000E-01</text:p>
          </table:table-cell>
          <table:table-cell table:formula="of:=-[.E4]" office:value-type="float" office:value="-0.122" calcext:value-type="float">
            <text:p>-1.22000E-01</text:p>
          </table:table-cell>
          <table:table-cell table:formula="of:=-[.F4]" office:value-type="float" office:value="-0.122" calcext:value-type="float">
            <text:p>-1.22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2.80000E-01</text:p>
          </table:table-cell>
          <table:table-cell office:value-type="float" office:value="0.122" calcext:value-type="float">
            <text:p>1.22000E-01</text:p>
          </table:table-cell>
          <table:table-cell office:value-type="float" office:value="-0.122" calcext:value-type="float">
            <text:p>-1.22000E-01</text:p>
          </table:table-cell>
          <table:table-cell office:value-type="float" office:value="0.28" calcext:value-type="float">
            <text:p>2.80000E-01</text:p>
          </table:table-cell>
          <table:table-cell table:formula="of:=-[.E5]" office:value-type="float" office:value="-0.122" calcext:value-type="float">
            <text:p>-1.22000E-01</text:p>
          </table:table-cell>
          <table:table-cell table:formula="of:=-[.F5]" office:value-type="float" office:value="0.122" calcext:value-type="float">
            <text:p>1.22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405" calcext:value-type="float">
            <text:p>4.05000E-01</text:p>
          </table:table-cell>
          <table:table-cell table:number-columns-repeated="2" office:value-type="float" office:value="0.1" calcext:value-type="float">
            <text:p>1.00000E-01</text:p>
          </table:table-cell>
          <table:table-cell office:value-type="float" office:value="0.405" calcext:value-type="float">
            <text:p>4.05000E-01</text:p>
          </table:table-cell>
          <table:table-cell table:formula="of:=-[.E6]" office:value-type="float" office:value="-0.1" calcext:value-type="float">
            <text:p>-1.00000E-01</text:p>
          </table:table-cell>
          <table:table-cell table:formula="of:=-[.F6]" office:value-type="float" office:value="-0.1" calcext:value-type="float">
            <text:p>-1.0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405" calcext:value-type="float">
            <text:p>4.05000E-01</text:p>
          </table:table-cell>
          <table:table-cell office:value-type="float" office:value="0.1" calcext:value-type="float">
            <text:p>1.00000E-01</text:p>
          </table:table-cell>
          <table:table-cell office:value-type="float" office:value="-0.1" calcext:value-type="float">
            <text:p>-1.00000E-01</text:p>
          </table:table-cell>
          <table:table-cell office:value-type="float" office:value="0.405" calcext:value-type="float">
            <text:p>4.05000E-01</text:p>
          </table:table-cell>
          <table:table-cell table:formula="of:=-[.E7]" office:value-type="float" office:value="-0.1" calcext:value-type="float">
            <text:p>-1.00000E-01</text:p>
          </table:table-cell>
          <table:table-cell table:formula="of:=-[.F7]" office:value-type="float" office:value="0.1" calcext:value-type="float">
            <text:p>1.0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75" calcext:value-type="float">
            <text:p>5.75000E-01</text:p>
          </table:table-cell>
          <table:table-cell table:number-columns-repeated="2" office:value-type="float" office:value="0.1" calcext:value-type="float">
            <text:p>1.00000E-01</text:p>
          </table:table-cell>
          <table:table-cell office:value-type="float" office:value="0.575" calcext:value-type="float">
            <text:p>5.75000E-01</text:p>
          </table:table-cell>
          <table:table-cell table:formula="of:=-[.E8]" office:value-type="float" office:value="-0.1" calcext:value-type="float">
            <text:p>-1.00000E-01</text:p>
          </table:table-cell>
          <table:table-cell table:formula="of:=-[.F8]" office:value-type="float" office:value="-0.1" calcext:value-type="float">
            <text:p>-1.0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575" calcext:value-type="float">
            <text:p>5.75000E-01</text:p>
          </table:table-cell>
          <table:table-cell office:value-type="float" office:value="0.1" calcext:value-type="float">
            <text:p>1.00000E-01</text:p>
          </table:table-cell>
          <table:table-cell office:value-type="float" office:value="-0.1" calcext:value-type="float">
            <text:p>-1.00000E-01</text:p>
          </table:table-cell>
          <table:table-cell office:value-type="float" office:value="0.575" calcext:value-type="float">
            <text:p>5.75000E-01</text:p>
          </table:table-cell>
          <table:table-cell table:formula="of:=-[.E9]" office:value-type="float" office:value="-0.1" calcext:value-type="float">
            <text:p>-1.00000E-01</text:p>
          </table:table-cell>
          <table:table-cell table:formula="of:=-[.F9]" office:value-type="float" office:value="0.1" calcext:value-type="float">
            <text:p>1.0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7.40000E-01</text:p>
          </table:table-cell>
          <table:table-cell table:number-columns-repeated="2" office:value-type="float" office:value="0.1" calcext:value-type="float">
            <text:p>1.00000E-01</text:p>
          </table:table-cell>
          <table:table-cell office:value-type="float" office:value="0.74" calcext:value-type="float">
            <text:p>7.40000E-01</text:p>
          </table:table-cell>
          <table:table-cell table:formula="of:=-[.E10]" office:value-type="float" office:value="-0.1" calcext:value-type="float">
            <text:p>-1.00000E-01</text:p>
          </table:table-cell>
          <table:table-cell table:formula="of:=-[.F10]" office:value-type="float" office:value="-0.1" calcext:value-type="float">
            <text:p>-1.0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7.40000E-01</text:p>
          </table:table-cell>
          <table:table-cell office:value-type="float" office:value="0.1" calcext:value-type="float">
            <text:p>1.00000E-01</text:p>
          </table:table-cell>
          <table:table-cell office:value-type="float" office:value="-0.1" calcext:value-type="float">
            <text:p>-1.00000E-01</text:p>
          </table:table-cell>
          <table:table-cell office:value-type="float" office:value="0.74" calcext:value-type="float">
            <text:p>7.40000E-01</text:p>
          </table:table-cell>
          <table:table-cell table:formula="of:=-[.E11]" office:value-type="float" office:value="-0.1" calcext:value-type="float">
            <text:p>-1.00000E-01</text:p>
          </table:table-cell>
          <table:table-cell table:formula="of:=-[.F11]" office:value-type="float" office:value="0.1" calcext:value-type="float">
            <text:p>1.0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0.1175" calcext:value-type="float">
            <text:p>1.17500E-01</text:p>
          </table:table-cell>
          <table:table-cell office:value-type="float" office:value="0.365" calcext:value-type="float">
            <text:p>3.65000E-01</text:p>
          </table:table-cell>
          <table:table-cell table:formula="of:=[.E12]" office:value-type="float" office:value="0.1175" calcext:value-type="float">
            <text:p>1.17500E-01</text:p>
          </table:table-cell>
          <table:table-cell table:formula="of:=-[.F12]" office:value-type="float" office:value="-0.1175" calcext:value-type="float">
            <text:p>-1.175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office:value-type="float" office:value="-0.1175" calcext:value-type="float">
            <text:p>-1.17500E-01</text:p>
          </table:table-cell>
          <table:table-cell office:value-type="float" office:value="0.1175" calcext:value-type="float">
            <text:p>1.17500E-01</text:p>
          </table:table-cell>
          <table:table-cell office:value-type="float" office:value="0.365" calcext:value-type="float">
            <text:p>3.65000E-01</text:p>
          </table:table-cell>
          <table:table-cell table:formula="of:=-[.E13]" office:value-type="float" office:value="0.1175" calcext:value-type="float">
            <text:p>1.17500E-01</text:p>
          </table:table-cell>
          <table:table-cell table:formula="of:=[.F13]" office:value-type="float" office:value="0.1175" calcext:value-type="float">
            <text:p>1.175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formula="of:=-[.E12]" office:value-type="float" office:value="-0.1175" calcext:value-type="float">
            <text:p>-1.17500E-01</text:p>
          </table:table-cell>
          <table:table-cell table:formula="of:=-[.F12]" office:value-type="float" office:value="-0.1175" calcext:value-type="float">
            <text:p>-1.17500E-01</text:p>
          </table:table-cell>
          <table:table-cell office:value-type="float" office:value="0.365" calcext:value-type="float">
            <text:p>3.65000E-01</text:p>
          </table:table-cell>
          <table:table-cell table:formula="of:=[.E14]" office:value-type="float" office:value="-0.1175" calcext:value-type="float">
            <text:p>-1.17500E-01</text:p>
          </table:table-cell>
          <table:table-cell table:formula="of:=-[.F14]" office:value-type="float" office:value="0.1175" calcext:value-type="float">
            <text:p>1.175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office:value-type="float" office:value="0.1175" calcext:value-type="float">
            <text:p>1.17500E-01</text:p>
          </table:table-cell>
          <table:table-cell office:value-type="float" office:value="-0.1175" calcext:value-type="float">
            <text:p>-1.17500E-01</text:p>
          </table:table-cell>
          <table:table-cell office:value-type="float" office:value="0.365" calcext:value-type="float">
            <text:p>3.65000E-01</text:p>
          </table:table-cell>
          <table:table-cell table:formula="of:=-[.E15]" office:value-type="float" office:value="-0.1175" calcext:value-type="float">
            <text:p>-1.17500E-01</text:p>
          </table:table-cell>
          <table:table-cell table:formula="of:=[.F15]" office:value-type="float" office:value="-0.1175" calcext:value-type="float">
            <text:p>-1.175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365" calcext:value-type="float">
            <text:p>3.65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175" calcext:value-type="float">
            <text:p>1.17500E-01</text:p>
          </table:table-cell>
          <table:table-cell office:value-type="float" office:value="0.365" calcext:value-type="float">
            <text:p>3.65000E-01</text:p>
          </table:table-cell>
          <table:table-cell office:value-type="float" office:value="0" calcext:value-type="float">
            <text:p>0.00000E+00</text:p>
          </table:table-cell>
          <table:table-cell table:formula="of:=-[.F16]" office:value-type="float" office:value="-0.1175" calcext:value-type="float">
            <text:p>-1.17500E-01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365" calcext:value-type="float">
            <text:p>3.65000E-01</text:p>
          </table:table-cell>
          <table:table-cell office:value-type="float" office:value="0.1175" calcext:value-type="float">
            <text:p>1.175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365" calcext:value-type="float">
            <text:p>3.65000E-01</text:p>
          </table:table-cell>
          <table:table-cell table:formula="of:=-[.E17]" office:value-type="float" office:value="-0.1175" calcext:value-type="float">
            <text:p>-1.175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015" calcext:value-type="float">
            <text:p>1.500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.00000E+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.00000E+00</text:p>
          </table:table-cell>
          <table:table-cell table:number-columns-repeated="4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00" calcext:value-type="float">
            <text:p>4.00000E+02</text:p>
          </table:table-cell>
          <table:table-cell office:value-type="float" office:value="5.26316" calcext:value-type="float">
            <text:p>5.26316E+00</text:p>
          </table:table-cell>
          <table:table-cell office:value-type="float" office:value="500" calcext:value-type="float">
            <text:p>5.00000E+02</text:p>
          </table:table-cell>
          <table:table-cell table:number-columns-repeated="2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" calcext:value-type="float">
            <text:p>0.00000E+0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.3" calcext:value-type="float">
            <text:p>3.00000E-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.3" calcext:value-type="float">
            <text:p>3.00000E-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.00000E+00</text:p>
          </table:table-cell>
          <table:table-cell table:number-columns-repeated="2" office:value-type="float" office:value="10" calcext:value-type="float">
            <text:p>1.00000E+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3:14:22.518822266</dc:date>
    <meta:editing-duration>PT1H22M10S</meta:editing-duration>
    <meta:editing-cycles>43</meta:editing-cycles>
    <meta:generator>LibreOffice/7.3.7.2$Linux_X86_64 LibreOffice_project/30$Build-2</meta:generator>
    <meta:document-statistic meta:table-count="1" meta:cell-count="247" meta:object-count="0"/>
  </office:meta>
</office:document-meta>
</file>